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691000005FFC12933A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Red_20_Crossed_20_45_20_Degrees" draw:fill-hatch-solid="false"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fill-color="#94006b" draw:opacity="25%" draw:textarea-horizontal-align="justify" draw:textarea-vertical-align="middle" draw:auto-grow-height="false" draw:shadow-opacity="2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7.348cm" svg:x="1cm" svg:y="6.152cm">
          <draw:image xlink:href="Pictures/1000000000000691000005FFC12933AC.png" xlink:type="simple" xlink:show="embed" xlink:actuate="onLoad">
            <text:p/>
          </draw:image>
        </draw:frame>
        <draw:custom-shape draw:style-name="gr2" draw:text-style-name="P1" draw:layer="layout" svg:width="12.215cm" svg:height="5.309cm" draw:transform="skewX (3.10984089362652E-017) rotate (-0.872664625997165) translate (4.758cm 9.12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cm" svg:height="2cm" svg:x="8.2cm" svg:y="15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17T14:57:40</dc:date>
    <dc:creator>Pascal Bernhard</dc:creator>
    <meta:generator>LibreOffice/3.5$Linux_x86 LibreOffice_project/350m1$Build-2</meta:generator>
    <meta:editing-duration>P0D</meta:editing-duration>
    <meta:editing-cycles>1</meta:editing-cycles>
    <meta:document-statistic meta:object-count="3"/>
  </office:meta>
</office:document-meta>
</file>